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Helvetica" style:font-name-complex="Helvetica" fo:color="#353740" fo:language="it" fo:country="IT"/>
    </style:style>
    <style:style style:name="P2" style:parent-style-name="Normal" style:family="paragraph">
      <style:text-properties style:font-name="Helvetica" style:font-name-complex="Helvetica" fo:color="#353740" fo:language="it" fo:country="IT"/>
    </style:style>
    <style:style style:name="P3" style:parent-style-name="Normal" style:family="paragraph">
      <style:text-properties style:font-name="Helvetica" style:font-name-complex="Helvetica" fo:color="#353740" fo:language="it" fo:country="IT"/>
    </style:style>
    <style:style style:name="P4" style:parent-style-name="Normal" style:family="paragraph">
      <style:text-properties style:font-name="Helvetica" style:font-name-complex="Helvetica" fo:color="#353740" fo:language="it" fo:country="IT"/>
    </style:style>
    <style:style style:name="P5" style:parent-style-name="Normal" style:family="paragraph">
      <style:text-properties style:font-name="Helvetica" style:font-name-complex="Helvetica" fo:color="#353740" fo:language="it" fo:country="IT"/>
    </style:style>
    <style:style style:name="P6" style:parent-style-name="Normal" style:family="paragraph">
      <style:text-properties style:font-name="Helvetica" style:font-name-complex="Helvetica" fo:color="#353740" fo:language="it" fo:country="IT"/>
    </style:style>
    <style:style style:name="P7" style:parent-style-name="Normal" style:family="paragraph">
      <style:text-properties style:font-name="Helvetica" style:font-name-complex="Helvetica" fo:color="#353740" fo:language="it" fo:country="IT"/>
    </style:style>
    <style:style style:name="P8" style:parent-style-name="Normal" style:family="paragraph">
      <style:text-properties style:font-name="Helvetica" style:font-name-complex="Helvetica" fo:color="#353740" fo:language="it" fo:country="IT"/>
    </style:style>
  </office:automatic-styles>
  <office:body>
    <office:text text:use-soft-page-breaks="true">
      <text:p text:style-name="P1">Kamis, 6 April<text:s/>2023,<text:s/>Kamis Putih<text:s/>-<text:s/>Perjamuan<text:s/>Malam Terakhir Tuhan Yesus</text:p>
      <text:p text:style-name="P2">Keluaran 12:1-8, 11-14; Mazmur 115; 1Korintus 11:23-26; Yohanes 13:1-15</text:p>
      <text:p text:style-name="P3"/>
      <text:p text:style-name="P4">Kitab<text:s/>Keluaran berbicara tentang Paskah pertama<text:s/>Yahudi.<text:s/>Tuhan memerintahkan Musa dan Harun memberi tahu umat Israel untuk<text:s/>menyembelih<text:s/>anak domba<text:s/>umur<text:s/>empat belas bulan,<text:s/>kemudian mengoleskan sebagian darahnya pada tiang pintu rumah mereka.<text:s/>Tuhan akan lewat dengan hukuman mengambil nyawa semua anak sulung. Pintu rumah yang ditandai dengan darah anak domba itu akan luput dari hukuman.<text:s/>Mereka yang<text:s/>menaruh kepercayaan kepada Tuhan,<text:s/>akan terluput dari<text:s/>segala bahaya.<text:s/>Tuhan itu<text:s/>setia dan tidak akan pernah meninggalkan<text:s/>orang beriman.</text:p>
      <text:p text:style-name="P5">Santo Paulus<text:s/>melalui menunjukkan<text:s/>Ekaristi<text:s/>yang menghadirkan kembali Perjamuan Malam Terakhir, di mana Yesus membagikan<text:s/>roti dan anggur kepada para murid-Nya<text:s/>yang merupakan<text:s/>tubuh dan darah-Nya sendiri.<text:s/></text:p>
      <text:p text:style-name="P6">Injil Yohanes berbicara<text:s/>dahsyatnya pengaruh<text:s/>kasih dan kerendahan hati.<text:s/>Dikisahkan<text:s/>Yesus membasuh kaki murid-murid-Nya. Yesus<text:s/>menunjukkan<text:s/>daya pengaruh<text:s/>sikap melayani dan<text:s/>sikap<text:s/>rendah hati.<text:s/>Yesus adalah<text:s/>guru dan pemimpin mereka,<text:s/>tetapi<text:s/>bersedia melayani<text:s/>para murid sehabis-habisnya.<text:s/>Yesus menegaskan supaya para murid<text:s/>saling mengasihi sebagaimana Dia telah mengasihi mereka.</text:p>
      <text:p text:style-name="P7">Kita tahu berjuta-juta manusia dalam sejarah yang hidupnya diubah menjadi bermartabat dan bermakna oleh karena orang-orang yang mengikuti Yesus meneladani kerendahan hati dan pelayanan yang ditunjukkan oleh Yesus.<text:s/></text:p>
      <text:p text:style-name="P8">Mari kita berusaha dengan rendah hati melayani orang lain, karena Yesus telah memberikan nyawa untuk kita. Amin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he" style:country-complex="IL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0833in" fo:margin-bottom="1in" fo:margin-right="1.081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upriyono venantius</meta:initial-creator>
    <dc:creator>supriyono venantius</dc:creator>
    <meta:creation-date>2023-04-05T10:05:00Z</meta:creation-date>
    <dc:date>2023-04-05T19:12:00Z</dc:date>
    <meta:template xlink:href="Normal" xlink:type="simple"/>
    <meta:editing-cycles>2</meta:editing-cycles>
    <meta:editing-duration>PT5160S</meta:editing-duration>
    <meta:user-defined meta:name="GrammarlyDocumentId">3caf8897-aa12-4cc2-a36e-900c751b353a</meta:user-defined>
    <meta:document-statistic meta:page-count="1" meta:paragraph-count="19" meta:word-count="265" meta:character-count="1561" meta:row-count="34" meta:non-whitespace-character-count="1315"/>
  </office:meta>
</office:document-meta>
</file>